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24876" officeooo:paragraph-rsid="00024876"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024876" officeooo:paragraph-rsid="0002487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weight="normal" officeooo:rsid="00045778" officeooo:paragraph-rsid="00045778" style:font-weight-asian="normal" style:font-weight-complex="normal"/>
    </style:style>
    <style:style style:name="P4" style:family="paragraph" style:parent-style-name="Standard">
      <style:paragraph-properties fo:text-align="start" style:justify-single-word="false"/>
      <style:text-properties officeooo:paragraph-rsid="00045778"/>
    </style:style>
    <style:style style:name="P5" style:family="paragraph" style:parent-style-name="Standard">
      <style:paragraph-properties fo:text-align="start" style:justify-single-word="false"/>
      <style:text-properties style:font-name="sans-serif" fo:font-size="10.5pt" fo:font-weight="normal" officeooo:rsid="00045778" officeooo:paragraph-rsid="00045778" style:font-weight-asian="normal" style:font-weight-complex="normal"/>
    </style:style>
    <style:style style:name="P6" style:family="paragraph" style:parent-style-name="Text_20_body">
      <style:paragraph-properties fo:text-align="start" style:justify-single-word="false"/>
      <style:text-properties fo:font-weight="bold" officeooo:rsid="00045778" officeooo:paragraph-rsid="00045778" style:font-weight-asian="bold" style:font-weight-complex="bold"/>
    </style:style>
    <style:style style:name="P7" style:family="paragraph" style:parent-style-name="Text_20_body">
      <style:paragraph-properties fo:text-align="start" style:justify-single-word="false"/>
      <style:text-properties fo:font-size="12pt" fo:language="es" fo:country="ES" fo:font-weight="normal" officeooo:rsid="00045778" officeooo:paragraph-rsid="00045778" style:font-size-asian="12pt" style:font-weight-asian="normal" style:font-size-complex="12pt" style:font-weight-complex="normal"/>
    </style:style>
    <style:style style:name="P8" style:family="paragraph" style:parent-style-name="Text_20_body">
      <style:paragraph-properties fo:text-align="start" style:justify-single-word="false"/>
      <style:text-properties fo:font-weight="normal" officeooo:rsid="00045778" officeooo:paragraph-rsid="00045778" style:font-weight-asian="normal" style:font-weight-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text-properties fo:font-size="14pt" fo:font-weight="bold" officeooo:rsid="00045778" officeooo:paragraph-rsid="00045778" style:font-size-asian="14pt" style:font-weight-asian="bold" style:font-size-complex="14pt" style:font-weight-complex="bold"/>
    </style:style>
    <style:style style:name="P11" style:family="paragraph" style:parent-style-name="Text_20_body">
      <style:paragraph-properties fo:text-align="start" style:justify-single-word="false"/>
      <style:text-properties fo:font-size="14pt" fo:language="es" fo:country="ES" fo:font-weight="bold" officeooo:rsid="00045778" officeooo:paragraph-rsid="00045778" style:font-size-asian="12.25pt" style:font-weight-asian="bold" style:font-size-complex="14pt" style:font-weight-complex="bold"/>
    </style:style>
    <style:style style:name="P12" style:family="paragraph" style:parent-style-name="Text_20_body">
      <style:paragraph-properties fo:text-align="start" style:justify-single-word="false"/>
      <style:text-properties fo:font-size="14pt" fo:language="es" fo:country="ES" fo:font-weight="bold" officeooo:rsid="00045778" officeooo:paragraph-rsid="00045778" style:font-size-asian="14pt" style:font-weight-asian="bold" style:font-size-complex="14pt" style:font-weight-complex="bold"/>
    </style:style>
    <style:style style:name="P13" style:family="paragraph" style:parent-style-name="Text_20_body">
      <style:paragraph-properties fo:text-align="start" style:justify-single-word="false"/>
      <style:text-properties officeooo:paragraph-rsid="00045778"/>
    </style:style>
    <style:style style:name="P14" style:family="paragraph" style:parent-style-name="Standard">
      <style:paragraph-properties fo:text-align="start" style:justify-single-word="false"/>
      <style:text-properties style:font-name="Liberation Serif" fo:font-size="12pt" fo:font-weight="normal" officeooo:rsid="000ff883" officeooo:paragraph-rsid="000ff883" style:font-size-asian="12pt" style:font-weight-asian="normal" style:font-size-complex="12pt" style:font-weight-complex="normal"/>
    </style:style>
    <style:style style:name="P15" style:family="paragraph" style:parent-style-name="Text_20_body" style:list-style-name="L1">
      <style:paragraph-properties fo:text-align="start" style:justify-single-word="false"/>
      <style:text-properties fo:font-size="12pt" fo:font-weight="bold" officeooo:rsid="00024876" officeooo:paragraph-rsid="00024876" style:font-size-asian="10.5pt" style:font-weight-asian="bold" style:font-size-complex="12pt" style:font-weight-complex="bold"/>
    </style:style>
    <style:style style:name="P16" style:family="paragraph" style:parent-style-name="Text_20_body">
      <style:text-properties fo:font-size="12pt" fo:font-weight="bold" style:font-size-asian="12pt" style:font-weight-asian="bold" style:font-size-complex="12pt" style:font-weight-complex="bold"/>
    </style:style>
    <style:style style:name="P17" style:family="paragraph" style:parent-style-name="Text_20_body" style:list-style-name="L1">
      <style:paragraph-properties fo:text-align="start" style:justify-single-word="false"/>
      <style:text-properties fo:font-size="12pt" fo:font-weight="normal" officeooo:rsid="00024876" officeooo:paragraph-rsid="00024876" style:font-size-asian="10.5pt" style:font-weight-asian="normal" style:font-size-complex="12pt" style:font-weight-complex="normal"/>
    </style:style>
    <style:style style:name="P18" style:family="paragraph" style:parent-style-name="Text_20_body">
      <style:text-properties fo:font-size="12pt" fo:font-weight="normal" style:font-size-asian="12pt" style:font-weight-asian="normal" style:font-size-complex="12pt" style:font-weight-complex="normal"/>
    </style:style>
    <style:style style:name="P19" style:family="paragraph" style:parent-style-name="Text_20_body">
      <style:paragraph-properties fo:text-align="start" style:justify-single-word="false"/>
      <style:text-properties fo:font-size="12pt" fo:language="es" fo:country="ES" fo:font-weight="normal" officeooo:rsid="00045778" officeooo:paragraph-rsid="00045778" style:font-size-asian="10.5pt" style:font-weight-asian="normal" style:font-size-complex="12pt" style:font-weight-complex="normal"/>
    </style:style>
    <style:style style:name="P20" style:family="paragraph" style:parent-style-name="Text_20_body">
      <style:paragraph-properties fo:text-align="start" style:justify-single-word="false"/>
      <style:text-properties fo:font-size="12pt" fo:language="es" fo:country="ES" fo:font-style="italic" fo:font-weight="bold" officeooo:rsid="00045778" officeooo:paragraph-rsid="00045778" style:font-size-asian="12pt" style:font-style-asian="italic" style:font-weight-asian="bold" style:font-size-complex="12pt" style:font-style-complex="italic" style:font-weight-complex="bold"/>
    </style:style>
    <style:style style:name="P21" style:family="paragraph" style:parent-style-name="Text_20_body">
      <style:paragraph-properties fo:text-align="start" style:justify-single-word="false"/>
      <style:text-properties fo:font-size="12pt" fo:language="es" fo:country="ES" fo:font-style="italic" fo:font-weight="bold" officeooo:rsid="00045778" officeooo:paragraph-rsid="000e7f90" style:font-size-asian="12pt" style:font-style-asian="italic" style:font-weight-asian="bold" style:font-size-complex="12pt" style:font-style-complex="italic" style:font-weight-complex="bold"/>
    </style:style>
    <style:style style:name="P22" style:family="paragraph" style:parent-style-name="Text_20_body">
      <style:paragraph-properties fo:text-align="start" style:justify-single-word="false"/>
      <style:text-properties fo:font-size="12pt" fo:language="es" fo:country="ES" fo:font-style="italic" fo:font-weight="bold" officeooo:rsid="000e7f90" officeooo:paragraph-rsid="000e7f90" style:font-size-asian="12pt" style:font-style-asian="italic" style:font-weight-asian="bold" style:font-size-complex="12pt" style:font-style-complex="italic" style:font-weight-complex="bold"/>
    </style:style>
    <style:style style:name="P23" style:family="paragraph" style:parent-style-name="Text_20_body">
      <style:paragraph-properties fo:text-align="start" style:justify-single-word="false"/>
      <style:text-properties fo:font-size="12pt" fo:language="es" fo:country="ES" fo:font-style="italic" fo:font-weight="normal" officeooo:rsid="000e7f90" officeooo:paragraph-rsid="000e7f90" style:font-size-asian="12pt" style:font-style-asian="italic" style:font-weight-asian="normal" style:font-size-complex="12pt" style:font-style-complex="italic" style:font-weight-complex="normal"/>
    </style:style>
    <style:style style:name="P24" style:family="paragraph" style:parent-style-name="Text_20_body">
      <style:paragraph-properties fo:text-align="start" style:justify-single-word="false"/>
      <style:text-properties fo:font-size="12pt" fo:language="es" fo:country="ES" fo:font-style="normal" fo:font-weight="normal" officeooo:rsid="000e7f90" officeooo:paragraph-rsid="000e7f90" style:font-size-asian="10.5pt" style:font-style-asian="normal" style:font-weight-asian="normal" style:font-size-complex="12pt" style:font-style-complex="normal" style:font-weight-complex="normal"/>
    </style:style>
    <style:style style:name="P25" style:family="paragraph" style:parent-style-name="Text_20_body" style:list-style-name="L1">
      <style:paragraph-properties fo:text-align="start" style:justify-single-word="false"/>
      <style:text-properties fo:font-weight="normal" officeooo:rsid="00041f3d" officeooo:paragraph-rsid="00041f3d" style:font-weight-asian="normal" style:font-weight-complex="normal"/>
    </style:style>
    <style:style style:name="P26" style:family="paragraph" style:parent-style-name="Text_20_body" style:list-style-name="L1">
      <style:paragraph-properties fo:text-align="start" style:justify-single-word="false"/>
      <style:text-properties fo:font-weight="normal" officeooo:rsid="00045778" officeooo:paragraph-rsid="00045778" style:font-weight-asian="normal" style:font-weight-complex="normal"/>
    </style:style>
    <style:style style:name="P27" style:family="paragraph" style:parent-style-name="Text_20_body">
      <style:paragraph-properties fo:text-align="start" style:justify-single-word="false"/>
      <style:text-properties fo:font-weight="normal" officeooo:rsid="00045778" officeooo:paragraph-rsid="00101fd0" style:font-weight-asian="normal" style:font-weight-complex="normal"/>
    </style:style>
    <style:style style:name="P28" style:family="paragraph" style:parent-style-name="Text_20_body">
      <style:paragraph-properties fo:text-align="start" style:justify-single-word="false"/>
      <style:text-properties fo:font-weight="normal" style:font-weight-asian="normal" style:font-weight-complex="normal"/>
    </style:style>
    <style:style style:name="P29" style:family="paragraph" style:parent-style-name="Text_20_body">
      <style:paragraph-properties fo:text-align="start" style:justify-single-word="false"/>
      <style:text-properties fo:font-weight="normal" officeooo:paragraph-rsid="000ff883" style:font-weight-asian="normal" style:font-weight-complex="normal"/>
    </style:style>
    <style:style style:name="P30" style:family="paragraph" style:parent-style-name="Text_20_body">
      <style:paragraph-properties fo:text-align="start" style:justify-single-word="false"/>
      <style:text-properties fo:font-size="14pt" fo:language="es" fo:country="ES" fo:font-weight="bold" officeooo:rsid="00045778" officeooo:paragraph-rsid="00045778" style:font-size-asian="14pt" style:font-weight-asian="bold" style:font-size-complex="14pt" style:font-weight-complex="bold"/>
    </style:style>
    <style:style style:name="P31" style:family="paragraph" style:parent-style-name="Text_20_body">
      <style:paragraph-properties fo:text-align="start" style:justify-single-word="false"/>
      <style:text-properties fo:font-size="14pt" fo:language="es" fo:country="ES" fo:font-weight="bold" officeooo:rsid="00045778" officeooo:paragraph-rsid="00045778" style:font-size-asian="12.25pt" style:font-weight-asian="bold" style:font-size-complex="14pt" style:font-weight-complex="bold"/>
    </style:style>
    <style:style style:name="P32" style:family="paragraph" style:parent-style-name="Text_20_body">
      <style:paragraph-properties fo:text-align="start" style:justify-single-word="false"/>
      <style:text-properties fo:font-size="14pt" fo:language="es" fo:country="ES" fo:font-style="normal" fo:font-weight="bold" officeooo:rsid="000e7f90" officeooo:paragraph-rsid="000e7f90" style:font-size-asian="14pt" style:font-style-asian="normal" style:font-weight-asian="bold" style:font-size-complex="14pt" style:font-style-complex="normal" style:font-weight-complex="bold"/>
    </style:style>
    <style:style style:name="P33" style:family="paragraph" style:parent-style-name="Text_20_body">
      <style:paragraph-properties fo:text-align="start" style:justify-single-word="false"/>
      <style:text-properties fo:font-size="14pt" fo:font-weight="bold" officeooo:paragraph-rsid="000e7f90" style:font-size-asian="12.25pt" style:font-weight-asian="bold" style:font-size-complex="14pt" style:font-weight-complex="bold"/>
    </style:style>
    <style:style style:name="P34" style:family="paragraph" style:parent-style-name="Text_20_body">
      <style:paragraph-properties fo:text-align="start" style:justify-single-word="false"/>
      <style:text-properties fo:font-weight="bold" style:font-weight-asian="bold" style:font-weight-complex="bold"/>
    </style:style>
    <style:style style:name="P35" style:family="paragraph" style:parent-style-name="Text_20_body">
      <style:paragraph-properties fo:text-align="start" style:justify-single-word="false"/>
      <style:text-properties fo:font-weight="bold" officeooo:rsid="00045778" officeooo:paragraph-rsid="00045778" style:font-weight-asian="bold" style:font-weight-complex="bold"/>
    </style:style>
    <style:style style:name="T1" style:family="text">
      <style:text-properties officeooo:rsid="00045778"/>
    </style:style>
    <style:style style:name="T2" style:family="text">
      <style:text-properties style:text-underline-style="none"/>
    </style:style>
    <style:style style:name="T3" style:family="text">
      <style:text-properties fo:font-weight="normal" officeooo:rsid="0004ea38" style:font-weight-asian="normal" style:font-weight-complex="normal"/>
    </style:style>
    <style:style style:name="T4" style:family="text">
      <style:text-properties fo:font-weight="normal" officeooo:rsid="000740ab" style:font-weight-asian="normal" style:font-weight-complex="normal"/>
    </style:style>
    <style:style style:name="T5" style:family="text">
      <style:text-properties fo:font-weight="normal" officeooo:rsid="000e7f90" style:font-weight-asian="normal" style:font-weight-complex="normal"/>
    </style:style>
    <style:style style:name="T6" style:family="text">
      <style:text-properties style:font-name="sans-serif" fo:font-size="10.5pt"/>
    </style:style>
    <style:style style:name="T7" style:family="text">
      <style:text-properties style:font-name="sans-serif" fo:font-size="10.5pt" officeooo:rsid="0006e5a9"/>
    </style:style>
    <style:style style:name="T8" style:family="text">
      <style:text-properties style:font-name="sans-serif" fo:font-size="10.5pt" fo:font-weight="normal" officeooo:rsid="00045778" style:font-weight-asian="normal"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ize="14pt" fo:font-style="normal" fo:font-weight="bold" style:font-size-asian="14pt" style:font-style-asian="normal" style:font-weight-asian="bold" style:font-size-complex="14pt" style:font-style-complex="normal" style:font-weight-complex="bold"/>
    </style:style>
    <style:style style:name="T12" style:family="text">
      <style:text-properties fo:font-size="12pt" fo:language="es" fo:country="ES" fo:font-weight="normal" officeooo:rsid="00045778" style:font-size-asian="12pt" style:font-weight-asian="normal" style:font-size-complex="12pt" style:font-weight-complex="normal"/>
    </style:style>
    <style:style style:name="T13" style:family="text">
      <style:text-properties fo:font-size="12pt" fo:language="es" fo:country="ES" fo:font-weight="normal" officeooo:rsid="000954c5" style:font-size-asian="12pt" style:font-weight-asian="normal" style:font-size-complex="12pt" style:font-weight-complex="normal"/>
    </style:style>
    <style:style style:name="T14" style:family="text">
      <style:text-properties fo:font-size="12pt" fo:language="es" fo:country="ES" style:text-underline-style="none" fo:font-weight="normal" officeooo:rsid="000954c5" style:font-size-asian="12pt" style:font-weight-asian="normal" style:font-size-complex="12pt" style:font-weight-complex="normal"/>
    </style:style>
    <style:style style:name="T15" style:family="text">
      <style:text-properties fo:font-size="12pt" fo:language="es" fo:country="ES" fo:font-style="italic" officeooo:rsid="00045778" style:font-size-asian="12pt" style:font-style-asian="italic" style:font-size-complex="12pt" style:font-style-complex="italic"/>
    </style:style>
    <style:style style:name="T16" style:family="text">
      <style:text-properties fo:font-size="12pt" fo:language="es" fo:country="ES" fo:font-style="italic" fo:font-weight="normal" officeooo:rsid="000de8e8" style:font-size-asian="12pt" style:font-style-asian="italic" style:font-weight-asian="normal" style:font-size-complex="12pt" style:font-style-complex="italic" style:font-weight-complex="normal"/>
    </style:style>
    <style:style style:name="T17" style:family="text">
      <style:text-properties fo:language="es" fo:country="ES" officeooo:rsid="00045778"/>
    </style:style>
    <style:style style:name="T18" style:family="text">
      <style:text-properties fo:font-size="10.5pt"/>
    </style:style>
    <style:style style:name="T19" style:family="text">
      <style:text-properties officeooo:rsid="00101fd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L Primera actividad</text:p>
      <text:p text:style-name="P2"/>
      <text:list xml:id="list1829818713" text:style-name="L1">
        <text:list-item>
          <text:p text:style-name="P15">¿Cuáles son las 5 características que debe reunir una actividad para que se le aplique el derecho laboral?</text:p>
          <text:p text:style-name="P17">Tienen que reunir las siguientes:</text:p>
          <text:list>
            <text:list-item>
              <text:list>
                <text:list-item>
                  <text:list>
                    <text:list-item>
                      <text:p text:style-name="P17">Trabajo personal</text:p>
                    </text:list-item>
                    <text:list-item>
                      <text:p text:style-name="P17">Trabajo voluntario</text:p>
                    </text:list-item>
                    <text:list-item>
                      <text:p text:style-name="P17">Trabajo retribuido</text:p>
                    </text:list-item>
                    <text:list-item>
                      <text:p text:style-name="P17">Ajenidad</text:p>
                    </text:list-item>
                    <text:list-item>
                      <text:p text:style-name="P17">Dependencia</text:p>
                    </text:list-item>
                  </text:list>
                </text:list-item>
              </text:list>
            </text:list-item>
          </text:list>
        </text:list-item>
        <text:list-item>
          <text:p text:style-name="P15">Busca en el Estatuto de los Trabajadores (norma principal del derecho laboral en España) el apartado 3 del artículo 1º, e indica las relaciones que están excluidas de su ámbito de aplicación.</text:p>
          <text:p text:style-name="P25">Las relaciones excluidas son:</text:p>
          <text:list>
            <text:list-item>
              <text:list>
                <text:list-item>
                  <text:list>
                    <text:list-item>
                      <text:p text:style-name="P25">Los funcionarios públicos, por que se regirán por las correspondientes normas legales</text:p>
                    </text:list-item>
                    <text:list-item>
                      <text:p text:style-name="P25">Las prestaciones personales obligatorias</text:p>
                    </text:list-item>
                    <text:list-item>
                      <text:p text:style-name="P25">Actividades que solo desempeñen cargo de consejero o miembro de los órganos de administración <text:span text:style-name="T1">de empresas que revistan la forma jurídica de la sociedad</text:span></text:p>
                    </text:list-item>
                    <text:list-item>
                      <text:p text:style-name="P26">Los trabajos realizados a amistades, por benevolencia o buena vecindad</text:p>
                    </text:list-item>
                    <text:list-item>
                      <text:p text:style-name="P26">Los trabajos familiares, al no ser que se muestre la asalaracion del empleado</text:p>
                    </text:list-item>
                    <text:list-item>
                      <text:p text:style-name="P26">Los trabajos que tengan actividades de operaciones mercantiles, quedando el riesgo a el deber del trabajador</text:p>
                    </text:list-item>
                  </text:list>
                </text:list-item>
              </text:list>
            </text:list-item>
          </text:list>
        </text:list-item>
      </text:list>
      <text:p text:style-name="P6">Indica cuáles de las siguientes son relaciones laborales, relaciones laborales especiales y aquellas que están excluidas del derecho laboral:</text:p>
      <text:p text:style-name="P6"/>
      <text:p text:style-name="P6">a) Mario trabaja como dependiente en una tienda de moda juvenil con un contrato de trabajo temporal <text:span text:style-name="T3">NORMAL</text:span></text:p>
      <text:p text:style-name="P6"/>
      <text:p text:style-name="P6">b) Tomás es discapacitado y trabaja en un centro especial de empleo. <text:span text:style-name="T3">RE</text:span></text:p>
      <text:p text:style-name="P14"><text:bookmark text:name="page121R_mcid877"/>La de los trabajadores con discapacidad que presten sus servicios en los centros especiales de empleo. El artículo 41 de la Ley 13/1982, de 7 de abril, de integración social de los minusválidos</text:p>
      <text:p text:style-name="P6">c) Miriam presta servicios como voluntaria de Protección Civil. <text:span text:style-name="T3">EX</text:span></text:p>
      <text:p text:style-name="P6"/>
      <text:p text:style-name="P6"/>
      <text:p text:style-name="P6"/>
      <text:p text:style-name="P6"><text:soft-page-break/>d) Mariola es Gerente (empleada de alta dirección) en su empresa. <text:span text:style-name="T3">RE</text:span></text:p>
      <text:p text:style-name="P3"><text:bookmark text:name="page121R_mcid859"/><text:span text:style-name="T6">La del personal de alta dirección no incluido en el</text:span><text:bookmark text:name="page121R_mcid860"/><text:line-break/><text:span text:style-name="T6">artículo. </text:span><text:span text:style-name="T7">Ley 3/2015 de 30 de Marzo, reguladora del ejercicio del alto cargo de administración general del estado</text:span></text:p>
      <text:p text:style-name="P8"/>
      <text:p text:style-name="P6">e) Carmelo creó su propia empresa textil. <text:span text:style-name="T3">EX</text:span></text:p>
      <text:p text:style-name="P6"/>
      <text:p text:style-name="P6">f) José trabaja como empleado de hogar durante 3 horas cada lunes, miércoles y viernes. <text:span text:style-name="T3">RE</text:span></text:p>
      <text:p text:style-name="P4"><text:bookmark text:name="page121R_mcid862"/><text:span text:style-name="T8">La del servicio del hogar familiar. </text:span><text:span text:style-name="T6">Real Decreto-ley 16/2022, de 6 de septiembre, para la mejora de las condiciones de trabajo y de Seguridad Social de las personas trabajadoras al servicio del hogar.</text:span></text:p>
      <text:p text:style-name="P5"/>
      <text:p text:style-name="P5"/>
      <text:p text:style-name="P6">g) Pedro es Policía municipal en Alicante. <text:span text:style-name="T3">EX</text:span></text:p>
      <text:p text:style-name="P6"/>
      <text:p text:style-name="P6">h) Carolina es presidente de una mesa electoral. <text:span text:style-name="T3">EX</text:span></text:p>
      <text:p text:style-name="P6"/>
      <text:p text:style-name="P6">i) Herminia, profesora de FOL de un IES público, funcionaria pública desde hace 5 años. <text:span text:style-name="T3">EX</text:span></text:p>
      <text:p text:style-name="P6"/>
      <text:p text:style-name="P6">j) David Bustamante, cantante profesional. <text:span text:style-name="T3">RE</text:span></text:p>
      <text:p text:style-name="P4"><text:bookmark text:name="page121R_mcid868"/><text:span text:style-name="T8">La de las personas artistas que desarrollan su actividad en las artes escénicas, audiovisuales y musicales, así como las personas que realizan actividades técnicas o auxiliares necesarias para el desarrollo de dicha actividad. </text:span><text:span text:style-name="T6">Real Decreto-ley 5/2022, de 22 de marzo, por el que se adapta el régimen de la relación laboral de carácter especial de las personas dedicadas a las actividades artísticas, así como a las actividades técnicas y auxiliares necesarias para su desarrollo, y se mejoran las condiciones laborales del sector.</text:span></text:p>
      <text:p text:style-name="P5"/>
      <text:p text:style-name="P8"/>
      <text:p text:style-name="P6">k) Álvaro, profesor de FOL en un IES privado. <text:span text:style-name="T3">NORMAL</text:span></text:p>
      <text:p text:style-name="P6"/>
      <text:p text:style-name="P6">l) Emilio, contable de la empresa Vodafone <text:span text:style-name="T3">NORMAL</text:span></text:p>
      <text:p text:style-name="P6"/>
      <text:p text:style-name="P6">m) Mireia Belmonte, nadadora profesional. <text:span text:style-name="T3">RE</text:span></text:p>
      <text:p text:style-name="P4"><text:bookmark text:name="page121R_mcid866"/><text:span text:style-name="T8">La de los deportistas profesionales. </text:span><text:span text:style-name="T6">Real Decreto 1006/1985, de 26 de junio, por el que se regula la relación laboral especial de los deportistas profesionales.</text:span></text:p>
      <text:p text:style-name="P5"/>
      <text:p text:style-name="P5"/>
      <text:p text:style-name="P6">n) Gonzalo es agente comercial y sólo cobra comisión de las ventas que consigue realizar. <text:span text:style-name="T3">EX</text:span></text:p>
      <text:p text:style-name="P6"/>
      <text:p text:style-name="P6">o) Maribel, que vive con sus padres, les ayuda algunos sábados en la tienda que tienen. <text:span text:style-name="T3">EX</text:span></text:p>
      <text:p text:style-name="P6"/>
      <text:p text:style-name="P6"><text:soft-page-break/>p) Pilar, diseñadora gráfica, trabaja desde casa realizando diseños gráficos a todas las empresas que se lo solicitan <text:span text:style-name="T4">EX</text:span></text:p>
      <text:p text:style-name="P6"/>
      <text:p text:style-name="P10">Busca en el Estatuto de los Trabajadores las relaciones laborales que se consideran especiales y, posteriormente, busca cuál es la norma que regula cada una de estas relaciones especiales.</text:p>
      <text:p text:style-name="P10"/>
      <text:p text:style-name="P10">Debes consultar la Constitución Española (para ello puedes buscarla en Internet o en alguna biblioteca) y responde a las siguientes preguntas:</text:p>
      <text:p text:style-name="Text_20_body"><text:line-break/><text:span text:style-name="T9">a) Señala, al menos, 2 derechos fundamentales de los ciudadanos relacionados con el trabajo.</text:span></text:p>
      <text:p text:style-name="P9">Derecho a la ocupación efectiva. Derecho a la intimidad.</text:p>
      <text:p text:style-name="Text_20_body"><text:span text:style-name="T9">b) ¿Puede un trabajador ser obligado a hacer huelga si quiere trabajar ese día? ¿Puede ser obligado a acudir a trabajar si hay convocada una huelga, y él no quiere ir a trabajar ese día? </text:span><text:span text:style-name="Emphasis"><text:span text:style-name="T9">(Te puede servir de ayuda el artículo 28)</text:span></text:span></text:p>
      <text:p text:style-name="Text_20_body"><text:span text:style-name="Emphasis"><text:span text:style-name="T10">El derecho al trabajo es un derecho constitucional. Por lo tanto, los trabajadores que quieran ir a trabajar tienen todo el derecho. Es decir, cada persona es libre de sumarse o no a la convocatoria de huelga, pero no impone su decisión al resto.</text:span></text:span></text:p>
      <text:p text:style-name="Text_20_body"><text:span text:style-name="T9">c) ¿Puede cobrar menos, legalmente, una mujer por realizar el mismo trabajo que un hombre? Razona la respuesta. </text:span><text:span text:style-name="Emphasis"><text:span text:style-name="T9">(Te puede servir de ayuda el artículo 14)</text:span></text:span></text:p>
      <text:p text:style-name="Text_20_body"><text:span text:style-name="Emphasis"><text:span text:style-name="T10">El Estatuto de los Trabajadores prohíbe discriminar salarialmente a dos personas de distinto sexo que desempeñan la misma función. Sin embargo, la realidad demuestra que los hombres cobran más, de media, que las mujeres.</text:span></text:span></text:p>
      <text:p text:style-name="Text_20_body"><text:span text:style-name="Emphasis"><text:span text:style-name="T10"/></text:span></text:p>
      <text:p text:style-name="Text_20_body"><text:span text:style-name="Emphasis"><text:span text:style-name="T11">¿A qué nos referimos cuando hablamos de fuentes del Derecho Laboral?</text:span></text:span></text:p>
      <text:p text:style-name="P27">Las normas vigentes en el derecho laboral se denominan fuente del derecho laboral. Algunas de estas fuentes son de origen nacional (como la constitución, la legislación o los convenios colectivos), y otras se derivan de poderes internacionales como la Unión Europea o la Organización internacional del Trabajo. </text:p>
      <text:p text:style-name="P8"/>
      <text:p text:style-name="P10">¿Qué diferencias encontramos entre las directivas y los reglamentos de la Unión Europea?</text:p>
      <text:p text:style-name="P7">A diferencia del reglamento, la Directiva no es de alcance general. Solo obliga a los destinatarios a quienes designa: - Todos los Estados miembros - Algunos de dichos estados - Solamente uno de entre ellos. La Directiva fija los objetivos a alcanzar, dejando a sus destinatarios escoger la forma y los medios.</text:p>
      <text:p text:style-name="P7"/>
      <text:p text:style-name="P11"><text:soft-page-break/>Señala las diferentes normas internacionales que encontramos en el Derecho Laboral e indica qué debe ocurrir para que sean aplicadas en España.</text:p>
      <text:p text:style-name="P7">La Oficina de Asesoría Jurídica desempeña un papel clave en las diversas etapas del proceso normativo, incluida la redacción, adopción e interpretación de acuerdos y recomendaciones laborales internacionales.</text:p>
      <text:p text:style-name="P7">Las normas internacionales del trabajo son herramientas jurídicas desarrolladas por miembros de la Organización Internacional del Trabajo (gobiernos, empleadores y trabajadores) con el objetivo de definir principios y derechos fundamentales en el lugar de trabajo y regular otras áreas del mundo del trabajo.</text:p>
      <text:p text:style-name="P12">Busca en internet el Estatuto de los Trabajadores e indica qué tipo de norma es y su año de creación.</text:p>
      <text:p text:style-name="P13"><text:span text:style-name="T12">Ley 8/19</text:span><text:span text:style-name="T13">80</text:span><text:span text:style-name="T12">, de 1</text:span><text:span text:style-name="T13">0</text:span><text:span text:style-name="T12"> de </text:span><text:span text:style-name="T14">marzo</text:span><text:span text:style-name="T12">, de</text:span><text:span text:style-name="T13">l </text:span><text:span text:style-name="T12"><text:s/></text:span><text:span text:style-name="T13">Estatuto de los trabajadores</text:span><text:span text:style-name="T12">. El Estatuto de los Trabajadores es un código normativo.</text:span></text:p>
      <text:p text:style-name="P12">¿Cuáles son las principales diferencias entre las leyes orgánicas y las leyes ordinarias?</text:p>
      <text:p text:style-name="P19">las Leyes Orgánicas tienen competencia reservada en ciertas materias que ya hemos detallado previamente y las Leyes Ordinarias se dictan en todos aquellos ámbitos no cubiertos por una Ley Orgánica.</text:p>
      <text:p text:style-name="P12">¿Quién dicta las normas con rango de ley.? ¿Qué tipos de normas con rango de ley encontramos y cuáles son sus diferencias?</text:p>
      <text:p text:style-name="P19">El decreto legislativo es una norma con rango de ley y dictada por el Gobierno en virtud de la delegación normativa que realizan a su favor las Cortes Generales (artículo 82 de la Constitución Española). Las normas con rango de ley son normas reglamentarias como el Real Decreto Ley y el Real Decreto Legislativo. Los Reales Decreto Ley se diferencian de las leyes en que en ese caso están promulgadas por parte del Gobierno y no del Parlamento. La diferencia existente entre ambas es que el Real Decreto Ley es dictada por el Gobierno en en aquellos casos en los que existe una necesidad urgente.</text:p>
      <text:p text:style-name="P11"/>
      <text:p text:style-name="P11"/>
      <text:p text:style-name="P11"><text:s text:c="4"/>Ordena las siguientes normas atendiendo al principio de jerarquía normativa:</text:p>
      <text:p text:style-name="P11"/>
      <text:p text:style-name="P33"><text:span text:style-name="T17"><text:s text:c="2"/></text:span><text:span text:style-name="T15"><text:s text:c="2"/>a) Convenio Colectivo del sector siderometalúrgico de la provincia de Alicante. </text:span></text:p>
      <text:p text:style-name="P33"><text:span text:style-name="T16">7</text:span></text:p>
      <text:p text:style-name="P20"><text:s text:c="4"/>b) Directiva del Consejo de 12 de junio de 1989 relativa a la aplicación de medidas para promover la mejora de la seguridad y de la salud de los trabajadores en el trabajo (89/391/CEE) <text:span text:style-name="T5">1</text:span></text:p>
      <text:p text:style-name="P20"><text:soft-page-break/></text:p>
      <text:p text:style-name="P21">c) Ley Orgánica 11/1985, de 2 de agosto de Libertad Sindical.</text:p>
      <text:p text:style-name="P22"><text:span text:style-name="T5">4</text:span></text:p>
      <text:p text:style-name="P21">d) Constitución Española de 1978.</text:p>
      <text:p text:style-name="P21"><text:span text:style-name="T5">2</text:span></text:p>
      <text:p text:style-name="P20"/>
      <text:p text:style-name="P21"><text:s text:c="4"/>e) Contrato de trabajo de un empleado en una industria textil. </text:p>
      <text:p text:style-name="P21"><text:span text:style-name="T5">8</text:span></text:p>
      <text:p text:style-name="P20"/>
      <text:p text:style-name="P20"><text:s text:c="4"/>f) Real Decreto 742/2016, de 30 de diciembre, por el que se fija el salario mínimo interprofesional para 2017</text:p>
      <text:p text:style-name="P22">5</text:p>
      <text:p text:style-name="P20"><text:s text:c="4"/>g) Ley 31/1995, de 8 de noviembre, de Prevención de Riesgos Laborales.</text:p>
      <text:p text:style-name="P22">4</text:p>
      <text:p text:style-name="P20"><text:s text:c="4"/>h) Convenio nº182 sobre las peores formas de trabajo infantil, 1999</text:p>
      <text:p text:style-name="P22">7</text:p>
      <text:p text:style-name="P22"/>
      <text:p text:style-name="P22">Indica qué principio de aplicación del Derecho Laboral se está incumpliendo en los siguientes casos:</text:p>
      <text:p text:style-name="P34">a) Mónica renuncia por escrito a 10 días de sus vacaciones a cambio de cobrar más este año.</text:p>
      <text:p text:style-name="P28">Esto viola el principio de derechos inalienables, <text:span text:style-name="T19">los cuales consisten</text:span> en que los trabajadores no pueden renunciar a los derechos básicos que les otorgan las normas.</text:p>
      <text:p text:style-name="P34">b) Eva fue contratada hace 5 años en una empresa, en su contrato se estableció que cobraría todos los meses un complemento para adquirir ropa de trabajo. Se ha negociando un nuevo Convenio Colectivo en su sector donde se elimina el derecho a cobrar ese complemento</text:p>
      <text:p text:style-name="P28">Está <text:s text:c="2"/>incumpliendo <text:s text:c="2"/>el <text:s text:c="2"/>principio <text:s text:c="2"/>de <text:s text:c="2"/>norma <text:s text:c="2"/>mínima, <text:s text:c="2"/>las <text:s text:c="2"/>normas jerárquicamente <text:s text:c="2"/>superiores <text:s text:c="2"/>establecen <text:s text:c="2"/>las <text:s text:c="2"/>condiciones <text:s text:c="2"/>mínimas que <text:s text:c="2"/>deben <text:s text:c="2"/>disfrutar <text:s text:c="2"/>los <text:s text:c="2"/>trabajadores, <text:s text:c="2"/>de <text:s text:c="2"/>modo <text:s text:c="2"/>que <text:s text:c="2"/>una <text:s text:c="2"/>norma inferior no puede empeorarlas, pero si mejorarlas</text:p>
      <text:p text:style-name="P34">c) A un trabajador le corresponde 10´5 días de vacaciones en función al tiempo que ha trabajado. Ante la duda la empresa le concede 10 días de vacaciones en lugar de 11.</text:p>
      <text:p text:style-name="P29">Está <text:s text:c="2"/>incumpliendo <text:s text:c="2"/>el <text:s text:c="2"/>principio <text:s text:c="2"/>de <text:s text:c="2"/>norma <text:s text:c="2"/>mínima, <text:s text:c="2"/>las <text:s text:c="2"/>normas jerárquicamente <text:s text:c="2"/>superiores <text:s text:c="2"/>establecen <text:s text:c="2"/>las <text:s text:c="2"/>condiciones <text:s text:c="2"/>mínimas que <text:s text:c="2"/>deben <text:s text:c="2"/>disfrutar <text:s text:c="2"/>los <text:s text:c="2"/>trabajadores, <text:s text:c="2"/>de <text:s text:c="2"/>modo <text:s text:c="2"/>que <text:s text:c="2"/>una <text:s text:c="2"/>norma inferior no puede empeorarlas, pero si mejorarlas.</text:p>
      <text:p text:style-name="P29"/>
      <text:p text:style-name="P29"/>
      <text:p text:style-name="P34"><text:soft-page-break/>d) El contrato de trabajo de Pedro establece un salario inferior al que fija como mínimo el Convenio Colectivo de su sector para su categoría profesional.</text:p>
      <text:p text:style-name="P28">Está incumpliendo el principio de condición más beneficiosa, si se aprueba con posterioridad <text:s text:c="2"/>una <text:s text:c="2"/>norma <text:s text:c="2"/>que <text:s text:c="2"/>establece <text:s text:c="2"/>con <text:s text:c="2"/>carácter <text:s text:c="2"/>general, peores condiciones que las disfrutadas en virtud de un contrato, prevalecerán las del contrato, por ser las más beneficiosas.</text:p>
      <text:p text:style-name="P23"/>
      <text:p text:style-name="P32">Una empresa quiere prescindir de una trabajadora, por lo que para que se vaya le asigna un despacho sin ordenador, sin teléfono y sin ningún tipo de tareas que realizar, para ver si así se va ella sola y no le pagan indemnización. ¿Qué derecho de la trabajadora están vulnerando?</text:p>
      <text:p text:style-name="P24">El derecho a la ocupación efectiva.</text:p>
      <text:p text:style-name="P24"/>
      <text:p text:style-name="P32">Indica los deberes que incumplen los siguientes trabajadores:</text:p>
      <text:p text:style-name="P16">a) Pilar es comercial en una empresa de diseño gráfico. Ha recibido una oferta para trabajar en otra empresa del sector, por lo que se ha copiado los datos de los clientes actuales de su empresa en un fichero para llevárselos a su próxima empresa.</text:p>
      <text:p text:style-name="P18">Pilar esta incumpliendo su deber de mantener la honestidad con la empresa en la que actualmente se encuentra, además de su deber de no competir con la actividad de la empresa.</text:p>
      <text:p text:style-name="P16">b) Manuel trabaja como repartidor en una empresa de alimentación. Aprovechando que le sobra sitio en la furgoneta en los repartos, aprovecha para repartir mensajería de una empresa propia que posee, actividad de la que no ha avisado a la empresa de alimentación.</text:p>
      <text:p text:style-name="P24">Manuel está incumpliendo su deber de tener buena fe ya que está usando los materiales de la empresa como por ejemplo la utilización del vehículo de la empresa para su beneficio al repartir material de su propia empresa. Al igual que el deber de contribuir a la mejora de la productividad ya que le sobra sitio en la furgoneta en la que reparte.</text:p>
      <text:p text:style-name="P24"/>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6T16:35:29.833445345</meta:creation-date>
    <dc:date>2022-09-23T17:12:25.892132809</dc:date>
    <meta:editing-duration>PT18M47S</meta:editing-duration>
    <meta:editing-cycles>4</meta:editing-cycles>
    <meta:generator>LibreOffice/6.4.7.2$Linux_X86_64 LibreOffice_project/40$Build-2</meta:generator>
    <meta:document-statistic meta:table-count="0" meta:image-count="0" meta:object-count="0" meta:page-count="6" meta:paragraph-count="91" meta:word-count="1866" meta:character-count="11448" meta:non-whitespace-character-count="9553"/>
  </office:meta>
</office:document-meta>
</file>